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rsid="000522b1" officeooo:paragraph-rsid="0018c9d7"/>
    </style:style>
    <style:style style:name="P3" style:family="paragraph" style:parent-style-name="List_20_1" style:list-style-name="L1"/>
    <style:style style:name="T1" style:family="text">
      <style:text-properties officeooo:rsid="000522b1"/>
    </style:style>
    <style:style style:name="T2" style:family="text">
      <style:text-properties officeooo:rsid="00087920"/>
    </style:style>
    <style:style style:name="T3" style:family="text">
      <style:text-properties officeooo:rsid="001c7a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<text:span text:style-name="T1">eading One</text:span></text:h>
      <text:h text:style-name="Heading_20_2" text:outline-level="2" text:is-list-header="true">H<text:span text:style-name="T2">e</text:span>ading Two</text:h>
      <text:h text:style-name="Heading_20_3" text:outline-level="3">Heading Three</text:h>
      <text:p text:style-name="Horizontal_20_Line"/>
      <text:p text:style-name="P2"><text:bookmark-start text:name="bettaway-supply-chain-services-java-programmeranalyst"/>Bettaway Supply Chain Services — Java Programmer/Analyst<text:bookmark-end text:name="bettaway-supply-chain-services-java-programmeranalyst"/></text:p>
      <text:p text:style-name="Standard"/>
      <text:list text:style-name="L1">
        <text:list-item>
          <text:p text:style-name="P3">This is a list</text:p>
        </text:list-item>
        <text:list-item>
          <text:p text:style-name="P3">this is another bullet</text:p>
        </text:list-item>
        <text:list-item>
          <text:p text:style-name="P3">here’s another bullet</text:p>
        </text:list-item>
      </text:list>
      <text:p text:style-name="Text_20_body"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402in" style:contextual-spacing="false" fo:line-height="115%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paragraph-properties fo:margin-top="0.1201in" fo:margin-bottom="0.1201in" style:contextual-spacing="true" fo:line-height="115%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.0598in" fo:margin-top="0in" fo:margin-bottom="0.0799in" style:contextual-spacing="false"/>
      <style:text-properties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family="'Liberation Sans'" style:font-style-name="Bold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/>
      <style:text-properties style:font-name="Liberation Sans" fo:font-family="'Liberation Sans'" style:font-style-name="Bold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in" style:contextual-spacing="false" style:page-number="auto" fo:padding="0in" fo:border-left="none" fo:border-right="none" fo:border-top="none" fo:border-bottom="1.11pt solid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.1799in" fo:margin-bottom="0in" style:contextual-spacing="false" fo:line-height="100%"/>
      <style:text-properties fo:font-weight="normal"/>
    </style:style>
    <style:style style:name="LO-normal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2T08:46:34.262283904</dc:date>
    <meta:editing-duration>PT17H54M15S</meta:editing-duration>
    <meta:editing-cycles>38</meta:editing-cycles>
    <meta:document-statistic meta:table-count="0" meta:image-count="0" meta:object-count="0" meta:page-count="1" meta:paragraph-count="9" meta:word-count="119" meta:character-count="589" meta:non-whitespace-character-count="479"/>
  </office:meta>
</office:document-meta>
</file>